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" svg:font-family="Verdana, Arial, Tahoma, Calibri, Geneva, sans-serif"/>
    <style:font-face style:name="monospace" svg:font-family="monospace"/>
    <style:font-face style:name="American Typewriter" svg:font-family="'American Typewriter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2d54"/>
    </style:style>
    <style:style style:name="P2" style:family="paragraph" style:parent-style-name="Header">
      <style:paragraph-properties fo:text-align="center" style:justify-single-word="false"/>
      <style:text-properties officeooo:rsid="001f2d54" officeooo:paragraph-rsid="001f2d54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f2d54" officeooo:paragraph-rsid="001f2d54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f2d54" officeooo:paragraph-rsid="001f3a6c" style:font-size-asian="18pt" style:font-size-complex="18pt"/>
    </style:style>
    <style:style style:name="P6" style:family="paragraph" style:parent-style-name="Standard">
      <style:text-properties fo:font-variant="normal" fo:text-transform="none" fo:color="#333333" style:font-name="Verdana" fo:font-size="8.60000038146973pt" fo:letter-spacing="normal" fo:font-style="normal" fo:font-weight="normal" officeooo:rsid="0031d5c3" officeooo:paragraph-rsid="0031d5c3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font-name="Arial" officeooo:rsid="00295ede" officeooo:paragraph-rsid="00295ede"/>
    </style:style>
    <style:style style:name="P12" style:family="paragraph" style:parent-style-name="Text_20_body">
      <style:paragraph-properties fo:text-align="justify" style:justify-single-word="false"/>
      <style:text-properties style:font-name="Arial" officeooo:rsid="002b0990" officeooo:paragraph-rsid="002b0990"/>
    </style:style>
    <style:style style:name="P13" style:family="paragraph" style:parent-style-name="Text_20_body">
      <style:text-properties style:font-name="Arial" officeooo:rsid="002601ca"/>
    </style:style>
    <style:style style:name="P14" style:family="paragraph" style:parent-style-name="Text_20_body">
      <style:paragraph-properties fo:text-align="justify" style:justify-single-word="false"/>
      <style:text-properties officeooo:paragraph-rsid="0028adfa"/>
    </style:style>
    <style:style style:name="P15" style:family="paragraph" style:parent-style-name="Text_20_body">
      <style:paragraph-properties fo:text-align="justify" style:justify-single-word="false"/>
      <style:text-properties officeooo:paragraph-rsid="00295ede"/>
    </style:style>
    <style:style style:name="P16" style:family="paragraph" style:parent-style-name="Text_20_body">
      <style:text-properties style:font-name="American Typewriter" officeooo:rsid="00205294"/>
    </style:style>
    <style:style style:name="P17" style:family="paragraph" style:parent-style-name="Text_20_body">
      <style:text-properties style:font-name="American Typewriter" officeooo:rsid="0031d5c3" officeooo:paragraph-rsid="0031d5c3"/>
    </style:style>
    <style:style style:name="P18" style:family="paragraph" style:parent-style-name="Text_20_body">
      <style:text-properties fo:font-variant="normal" fo:text-transform="none" fo:color="#333333" style:font-name="Verdana" fo:font-size="8.60000038146973pt" fo:letter-spacing="normal" fo:font-style="normal" fo:font-weight="normal" officeooo:rsid="0031d5c3" officeooo:paragraph-rsid="0031d5c3"/>
    </style:style>
    <style:style style:name="P19" style:family="paragraph" style:parent-style-name="Preformatted_20_Text">
      <style:paragraph-properties fo:margin-left="0.466cm" fo:margin-right="0.466cm" fo:margin-top="0cm" fo:margin-bottom="0cm" style:contextual-spacing="false" style:line-height-at-least="0.28cm" fo:text-align="start" style:justify-single-word="false" fo:text-indent="0cm" style:auto-text-indent="false" fo:background-color="#f2f6f8" fo:padding="0.139cm" fo:border="0.06pt inset #000000">
        <style:background-image/>
      </style:paragraph-properties>
      <style:text-properties fo:font-variant="normal" fo:text-transform="none" fo:color="#333333" style:font-name="monospace" fo:font-size="7.94999980926514pt" fo:letter-spacing="normal" fo:font-style="normal" fo:font-weight="normal"/>
    </style:style>
    <style:style style:name="P20" style:family="paragraph" style:parent-style-name="Preformatted_20_Text">
      <style:paragraph-properties fo:margin-left="0.466cm" fo:margin-right="0.466cm" fo:margin-top="0cm" fo:margin-bottom="0cm" style:contextual-spacing="false" style:line-height-at-least="0.28cm" fo:text-align="start" style:justify-single-word="false" fo:text-indent="0cm" style:auto-text-indent="false" fo:background-color="#f2f6f8" fo:padding="0.139cm" fo:border="0.06pt inset #000000">
        <style:background-image/>
      </style:paragraph-properties>
      <style:text-properties fo:font-variant="normal" fo:text-transform="none" fo:color="#333333" fo:letter-spacing="normal"/>
    </style:style>
    <style:style style:name="P21" style:family="paragraph" style:parent-style-name="Standard">
      <style:paragraph-properties fo:margin-left="0.466cm" fo:margin-right="0.466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8.60000038146973pt" fo:letter-spacing="normal" fo:font-style="normal" fo:font-weight="normal"/>
    </style:style>
    <style:style style:name="P22" style:family="paragraph" style:parent-style-name="Footnote">
      <style:text-properties officeooo:rsid="002cd116" officeooo:paragraph-rsid="002cd116"/>
    </style:style>
    <style:style style:name="P23" style:family="paragraph" style:parent-style-name="Footnote">
      <style:text-properties officeooo:rsid="002c396f" officeooo:paragraph-rsid="002c396f"/>
    </style:style>
    <style:style style:name="P24" style:family="paragraph" style:parent-style-name="Heading_20_4">
      <style:paragraph-properties fo:margin-left="0cm" fo:margin-right="0cm" fo:text-indent="0cm" style:auto-text-indent="false"/>
      <style:text-properties style:font-name="Arial" officeooo:rsid="00321a2d" officeooo:paragraph-rsid="00321a2d"/>
    </style:style>
    <style:style style:name="P25" style:family="paragraph" style:parent-style-name="Heading_20_1">
      <style:text-properties style:font-name="Arial" officeooo:rsid="00205294"/>
    </style:style>
    <style:style style:name="P26" style:family="paragraph" style:parent-style-name="Heading_20_1">
      <style:text-properties style:font-name="Arial" officeooo:rsid="0026dea7"/>
    </style:style>
    <style:style style:name="P27" style:family="paragraph" style:parent-style-name="Heading_20_1">
      <style:text-properties style:font-name="Arial" officeooo:rsid="00272459"/>
    </style:style>
    <style:style style:name="P28" style:family="paragraph" style:parent-style-name="Heading_20_1">
      <style:paragraph-properties fo:break-before="page"/>
      <style:text-properties style:font-name="Arial" officeooo:rsid="001f3a6c"/>
    </style:style>
    <style:style style:name="P29" style:family="paragraph" style:parent-style-name="Heading_20_3">
      <style:text-properties style:font-name="Arial" officeooo:rsid="001f3a6c"/>
    </style:style>
    <style:style style:name="P30" style:family="paragraph" style:parent-style-name="Heading_20_3">
      <style:text-properties style:font-name="Arial" officeooo:rsid="00205294"/>
    </style:style>
    <style:style style:name="P31" style:family="paragraph" style:parent-style-name="Heading_20_3">
      <style:text-properties style:font-name="Arial" officeooo:rsid="002601ca"/>
    </style:style>
    <style:style style:name="P32" style:family="paragraph" style:parent-style-name="Heading_20_3">
      <style:text-properties style:font-name="Arial" officeooo:rsid="0026dea7"/>
    </style:style>
    <style:style style:name="P33" style:family="paragraph" style:parent-style-name="Heading_20_3">
      <style:text-properties style:font-name="Arial" officeooo:rsid="00272459"/>
    </style:style>
    <style:style style:name="P34" style:family="paragraph" style:parent-style-name="Heading_20_3">
      <style:paragraph-properties fo:margin-left="0cm" fo:margin-right="0cm" fo:text-indent="0cm" style:auto-text-indent="false"/>
      <style:text-properties style:font-name="Arial" officeooo:rsid="00321a2d" officeooo:paragraph-rsid="00321a2d"/>
    </style:style>
    <style:style style:name="P35" style:family="paragraph" style:parent-style-name="Heading_20_2">
      <style:text-properties style:font-name="Arial" officeooo:rsid="001f3a6c"/>
    </style:style>
    <style:style style:name="P36" style:family="paragraph" style:parent-style-name="Heading_20_2">
      <style:text-properties style:font-name="Arial" officeooo:rsid="00205294"/>
    </style:style>
    <style:style style:name="P37" style:family="paragraph" style:parent-style-name="Heading_20_2">
      <style:text-properties style:font-name="Arial" officeooo:rsid="002601ca"/>
    </style:style>
    <style:style style:name="P38" style:family="paragraph" style:parent-style-name="Heading_20_2">
      <style:text-properties style:font-name="Arial" officeooo:rsid="0026dea7"/>
    </style:style>
    <style:style style:name="T1" style:family="text">
      <style:text-properties officeooo:rsid="001f3a6c"/>
    </style:style>
    <style:style style:name="T2" style:family="text">
      <style:text-properties style:font-name="Arial" officeooo:rsid="0028adfa"/>
    </style:style>
    <style:style style:name="T3" style:family="text">
      <style:text-properties style:font-name="Arial" officeooo:rsid="00295ede"/>
    </style:style>
    <style:style style:name="T4" style:family="text">
      <style:text-properties style:font-name="Arial" officeooo:rsid="002b0990"/>
    </style:style>
    <style:style style:name="T5" style:family="text">
      <style:text-properties style:font-name="Arial" officeooo:rsid="002c396f"/>
    </style:style>
    <style:style style:name="T6" style:family="text">
      <style:text-properties style:font-name="Arial" officeooo:rsid="002cd116"/>
    </style:style>
    <style:style style:name="T7" style:family="text">
      <style:text-properties style:font-name="Arial" officeooo:rsid="00340952"/>
    </style:style>
    <style:style style:name="T8" style:family="text">
      <style:text-properties style:font-name="Arial" officeooo:rsid="0035c37f"/>
    </style:style>
    <style:style style:name="T9" style:family="text">
      <style:text-properties officeooo:rsid="002c396f"/>
    </style:style>
    <style:style style:name="T10" style:family="text">
      <style:text-properties officeooo:rsid="002eae49"/>
    </style:style>
    <style:style style:name="T11" style:family="text">
      <style:text-properties fo:color="#ff0000" fo:font-weight="bold"/>
    </style:style>
    <style:style style:name="T12" style:family="text">
      <style:text-properties style:font-name="monospace" fo:font-size="7.94999980926514pt" fo:font-style="normal" fo:font-weight="normal"/>
    </style:style>
    <style:style style:name="T13" style:family="text">
      <style:text-properties fo:color="#0000ff" style:font-name="monospace" fo:font-size="7.94999980926514pt" fo:font-style="normal" fo:font-weight="bold"/>
    </style:style>
    <style:style style:name="T14" style:family="text">
      <style:text-properties officeooo:rsid="00344bcc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FE114</text:p>
      <text:p text:style-name="P4">Système d'information et web</text:p>
      <text:p text:style-name="P4">Plate-forme de rencontre<text:span text:style-name="T1">s</text:span> immobilière<text:span text:style-name="T1">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° auditeur : IDF.....</text:p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7">Table des matières</text:p>
          </text:index-title>
          <text:p text:style-name="P8"><text:a xlink:type="simple" xlink:href="#__RefHeading__513_1649283194" text:style-name="Index_20_Link" text:visited-style-name="Index_20_Link"><text:s/>1 Introduction<text:tab/>3</text:a></text:p>
          <text:p text:style-name="P9"><text:a xlink:type="simple" xlink:href="#__RefHeading__515_1649283194" text:style-name="Index_20_Link" text:visited-style-name="Index_20_Link"><text:s/>1.1 Présentation<text:tab/>4</text:a></text:p>
          <text:p text:style-name="P9"><text:a xlink:type="simple" xlink:href="#__RefHeading__725_1649283194" text:style-name="Index_20_Link" text:visited-style-name="Index_20_Link"><text:s/>1.2 Choix des méthodes<text:tab/>4</text:a></text:p>
          <text:p text:style-name="P10"><text:a xlink:type="simple" xlink:href="#__RefHeading__727_1649283194" text:style-name="Index_20_Link" text:visited-style-name="Index_20_Link"><text:s/>1.2.1 Langage UML<text:tab/>4</text:a></text:p>
          <text:p text:style-name="P10"><text:a xlink:type="simple" xlink:href="#__RefHeading__729_1649283194" text:style-name="Index_20_Link" text:visited-style-name="Index_20_Link"><text:s/>1.2.2 Méthode UWE<text:tab/>4</text:a></text:p>
          <text:p text:style-name="P10"><text:a xlink:type="simple" xlink:href="#__RefHeading__731_1649283194" text:style-name="Index_20_Link" text:visited-style-name="Index_20_Link"><text:s/>1.2.3 Logiciels utilisés<text:tab/>4</text:a></text:p>
          <text:p text:style-name="P8"><text:a xlink:type="simple" xlink:href="#__RefHeading__733_1649283194" text:style-name="Index_20_Link" text:visited-style-name="Index_20_Link"><text:s/>2 Analyse et modélisation<text:tab/>4</text:a></text:p>
          <text:p text:style-name="P9"><text:a xlink:type="simple" xlink:href="#__RefHeading__735_1649283194" text:style-name="Index_20_Link" text:visited-style-name="Index_20_Link"><text:s/>2.1 Analyse des besoins<text:tab/>4</text:a></text:p>
          <text:p text:style-name="P10"><text:a xlink:type="simple" xlink:href="#__RefHeading__737_1649283194" text:style-name="Index_20_Link" text:visited-style-name="Index_20_Link"><text:s/>2.1.1 Objectif de l'étude<text:tab/>4</text:a></text:p>
          <text:p text:style-name="P10"><text:a xlink:type="simple" xlink:href="#__RefHeading__739_1649283194" text:style-name="Index_20_Link" text:visited-style-name="Index_20_Link"><text:s/>2.1.2 Acteurs du domaine<text:tab/>4</text:a></text:p>
          <text:p text:style-name="P10"><text:a xlink:type="simple" xlink:href="#__RefHeading__741_1649283194" text:style-name="Index_20_Link" text:visited-style-name="Index_20_Link"><text:s/>2.1.3 Capture des besoins<text:tab/>4</text:a></text:p>
          <text:p text:style-name="P9"><text:a xlink:type="simple" xlink:href="#__RefHeading__743_1649283194" text:style-name="Index_20_Link" text:visited-style-name="Index_20_Link"><text:s/>2.2 Modélisation des besoins<text:tab/>4</text:a></text:p>
          <text:p text:style-name="P10"><text:a xlink:type="simple" xlink:href="#__RefHeading__745_1649283194" text:style-name="Index_20_Link" text:visited-style-name="Index_20_Link"><text:s/>2.2.1 Diagramme général de cas d'utilisation<text:tab/>4</text:a></text:p>
          <text:p text:style-name="P10"><text:a xlink:type="simple" xlink:href="#__RefHeading__747_1649283194" text:style-name="Index_20_Link" text:visited-style-name="Index_20_Link"><text:s/>2.2.2 Description des cas d'utilisations<text:tab/>4</text:a></text:p>
          <text:p text:style-name="P9"><text:a xlink:type="simple" xlink:href="#__RefHeading__749_1649283194" text:style-name="Index_20_Link" text:visited-style-name="Index_20_Link"><text:s/>2.3 Besoins non-fonctionnels<text:tab/>4</text:a></text:p>
          <text:p text:style-name="P9"><text:a xlink:type="simple" xlink:href="#__RefHeading__786_1649283194" text:style-name="Index_20_Link" text:visited-style-name="Index_20_Link"><text:s/>2.4 Conception<text:tab/>4</text:a></text:p>
          <text:p text:style-name="P10"><text:a xlink:type="simple" xlink:href="#__RefHeading__788_1649283194" text:style-name="Index_20_Link" text:visited-style-name="Index_20_Link"><text:s/>2.4.1 Diagramme de classe<text:tab/>4</text:a></text:p>
          <text:p text:style-name="P10"><text:a xlink:type="simple" xlink:href="#__RefHeading__790_1649283194" text:style-name="Index_20_Link" text:visited-style-name="Index_20_Link"><text:s/>2.4.2 Diagramme UWE<text:tab/>4</text:a></text:p>
          <text:p text:style-name="P8"><text:a xlink:type="simple" xlink:href="#__RefHeading__792_1649283194" text:style-name="Index_20_Link" text:visited-style-name="Index_20_Link"><text:s/>3 Implémentation et réalisation<text:tab/>4</text:a></text:p>
          <text:p text:style-name="P9"><text:a xlink:type="simple" xlink:href="#__RefHeading__794_1649283194" text:style-name="Index_20_Link" text:visited-style-name="Index_20_Link"><text:s/>3.1 Implémentation<text:tab/>4</text:a></text:p>
          <text:p text:style-name="P10"><text:a xlink:type="simple" xlink:href="#__RefHeading__796_1649283194" text:style-name="Index_20_Link" text:visited-style-name="Index_20_Link"><text:s/>3.1.1 Java<text:tab/>5</text:a></text:p>
          <text:p text:style-name="P10"><text:a xlink:type="simple" xlink:href="#__RefHeading__798_1649283194" text:style-name="Index_20_Link" text:visited-style-name="Index_20_Link"><text:s/>3.1.2 Framework Spring<text:tab/>5</text:a></text:p>
          <text:p text:style-name="P10"><text:a xlink:type="simple" xlink:href="#__RefHeading__800_1649283194" text:style-name="Index_20_Link" text:visited-style-name="Index_20_Link"><text:s/>3.1.3 Reverse proxy NGINX<text:tab/>5</text:a></text:p>
          <text:p text:style-name="P9"><text:a xlink:type="simple" xlink:href="#__RefHeading__802_1649283194" text:style-name="Index_20_Link" text:visited-style-name="Index_20_Link"><text:s/>3.2 Réalisation<text:tab/>5</text:a></text:p>
          <text:p text:style-name="P10"><text:a xlink:type="simple" xlink:href="#__RefHeading__804_1649283194" text:style-name="Index_20_Link" text:visited-style-name="Index_20_Link"><text:s/>3.2.1 Interface d'administration<text:tab/>5</text:a></text:p>
          <text:p text:style-name="P10"><text:a xlink:type="simple" xlink:href="#__RefHeading__806_1649283194" text:style-name="Index_20_Link" text:visited-style-name="Index_20_Link"><text:s/>3.2.2 Interface utilisateur<text:tab/>5</text:a></text:p>
          <text:p text:style-name="P8"><text:a xlink:type="simple" xlink:href="#__RefHeading__808_1649283194" text:style-name="Index_20_Link" text:visited-style-name="Index_20_Link"><text:s/>4 Conclusion<text:tab/>5</text:a></text:p>
        </text:index-body>
      </text:table-of-content>
      <text:p text:style-name="P5"/>
      <text:h text:style-name="P28" text:outline-level="1"><text:bookmark-start text:name="__RefHeading__513_1649283194"/>Introduction<text:bookmark-end text:name="__RefHeading__513_1649283194"/></text:h>
      <text:p text:style-name="P14"><text:span text:style-name="T2">Il s'agit de mettre à disposition des acteurs du marché </text:span><text:span text:style-name="T7">de l'immobilier</text:span><text:span text:style-name="T2">, une plate-forme permettant la vente </text:span><text:span text:style-name="T7">ou</text:span><text:span text:style-name="T2"> </text:span><text:span text:style-name="T7">la location</text:span><text:span text:style-name="T2"> de biens immobilier</text:span><text:span text:style-name="T3">s</text:span><text:span text:style-name="T2">. Le projet se différencie des solutions </text:span><text:span text:style-name="T3">existantes</text:span><text:span text:style-name="T2"> par </text:span><text:span text:style-name="T5">son</text:span><text:span text:style-name="T2"> prisme centré utilisateur.</text:span></text:p>
      <text:p text:style-name="P11">Des fonctions de recherche avancées permettent aux acteurs<text:note text:id="ftn1" text:note-class="footnote"><text:note-citation>1</text:note-citation><text:note-body><text:p text:style-name="P22">Acteurs : Acheteurs, Locataires, <text:span text:style-name="T10">Agents, Courtiers, Vendeurs.</text:span></text:p></text:note-body></text:note>, de trouver le<text:span text:style-name="T14">s</text:span> profils <text:span text:style-name="T14">ou <text:s/>biens</text:span> les plus adaptés à <text:span text:style-name="T14">leur projet</text:span>. Cependant, les acteurs peuvent se trouver par le même processus de rencontre qui existe sur les réseaux sociaux, « la rencontre ». « <text:span text:style-name="T9">La rencontre » peut-être fortuite ou calculée (présentation d'une connaissance par l'un des membres).</text:span></text:p>
      <text:p text:style-name="P15"><text:span text:style-name="T3">Partant du constat que les acteurs cherchent à faciliter les transactions en limitant les mauvaises surpris</text:span><text:span text:style-name="T4">es</text:span><text:span text:style-name="T3"> (mauvais </text:span><text:span text:style-name="T5">payeurs</text:span><text:span text:style-name="T3"> </text:span><text:span text:style-name="T5">pour une mise en location</text:span><text:span text:style-name="T3">, dossier de prêt refusé </text:span><text:span text:style-name="T5">pour un achat</text:span><text:span text:style-name="T3">, tarif de transaction </text:span><text:span text:style-name="T4">pas adapté au marché </text:span><text:span text:style-name="T8">allongeant le délai de vente</text:span><text:span text:style-name="T3">). </text:span></text:p>
      <text:p text:style-name="P15"><text:span text:style-name="T5">Envisager</text:span><text:span text:style-name="T3"> la transaction </text:span><text:span text:style-name="T4">immobilière</text:span><text:span text:style-name="T3"> comme une rencontre entre individus peut permettre aux propriétaires souhaitant louer un appartement de connaître mieux les postulants locataires. Le future propriétaire, d'apprendre à apprécier la vie du quartier dans lequel il souhaite acheter. De donner au vendeur, les outils</text:span><text:span text:style-name="T3"><text:note text:id="ftn2" text:note-class="footnote"><text:note-citation>2</text:note-citation><text:note-body><text:p text:style-name="P23">Exemple d'outils : Galerie d'image pour la description du bien et des environs.</text:p></text:note-body></text:note></text:span><text:span text:style-name="T3"> pour mettre en valeur sont bien auprès des potentiels acheteurs.</text:span></text:p>
      <text:p text:style-name="P15"><text:span text:style-name="T3">De plus, cela peu </text:span><text:span text:style-name="T4">permettre aux</text:span><text:span text:style-name="T3"> intermédiaires que sont courtiers </text:span><text:span text:style-name="T6">et</text:span><text:span text:style-name="T3"> organisme</text:span><text:span text:style-name="T4">s</text:span><text:span text:style-name="T3"> financier</text:span><text:span text:style-name="T4">s, de proposer les produits les plus adaptés </text:span><text:span text:style-name="T6">pour chaque profils d'acteurs</text:span><text:span text:style-name="T4">.</text:span></text:p>
      <text:p text:style-name="P12">Chaque profil d'acteur sera présenté sur un page détaillée d'une photographie ou d'un avatar, d'une liste d'information personnel.</text:p>
      <text:h text:style-name="P35" text:outline-level="2"><text:bookmark-start text:name="__RefHeading__515_1649283194"/><text:soft-page-break/>Présentation<text:bookmark-end text:name="__RefHeading__515_1649283194"/></text:h>
      <text:h text:style-name="P35" text:outline-level="2"><text:bookmark-start text:name="__RefHeading__725_1649283194"/>Choix des méthodes<text:bookmark-end text:name="__RefHeading__725_1649283194"/></text:h>
      <text:h text:style-name="P29" text:outline-level="3"><text:bookmark-start text:name="__RefHeading__727_1649283194"/>Langage UML<text:bookmark-end text:name="__RefHeading__727_1649283194"/></text:h>
      <text:h text:style-name="P30" text:outline-level="3"><text:bookmark-start text:name="__RefHeading__729_1649283194"/>Méthode UWE<text:bookmark-end text:name="__RefHeading__729_1649283194"/></text:h>
      <text:h text:style-name="P30" text:outline-level="3"><text:bookmark-start text:name="__RefHeading__731_1649283194"/>Logiciels utilisés<text:bookmark-end text:name="__RefHeading__731_1649283194"/></text:h>
      <text:h text:style-name="P25" text:outline-level="1"><text:bookmark-start text:name="__RefHeading__733_1649283194"/>Analyse et modélisation<text:bookmark-end text:name="__RefHeading__733_1649283194"/></text:h>
      <text:h text:style-name="P36" text:outline-level="2"><text:bookmark-start text:name="__RefHeading__735_1649283194"/>Analyse des besoins<text:bookmark-end text:name="__RefHeading__735_1649283194"/></text:h>
      <text:h text:style-name="P30" text:outline-level="3"><text:bookmark-start text:name="__RefHeading__737_1649283194"/>Objectif de l'étude<text:bookmark-end text:name="__RefHeading__737_1649283194"/></text:h>
      <text:h text:style-name="P30" text:outline-level="3"><text:bookmark-start text:name="__RefHeading__739_1649283194"/>Acteurs du domaine<text:bookmark-end text:name="__RefHeading__739_1649283194"/></text:h>
      <text:h text:style-name="P30" text:outline-level="3"><text:bookmark-start text:name="__RefHeading__741_1649283194"/>Capture des besoins<text:bookmark-end text:name="__RefHeading__741_1649283194"/></text:h>
      <text:h text:style-name="P36" text:outline-level="2"><text:bookmark-start text:name="__RefHeading__743_1649283194"/>Modélisation des besoins<text:bookmark-end text:name="__RefHeading__743_1649283194"/></text:h>
      <text:h text:style-name="P30" text:outline-level="3"><text:bookmark-start text:name="__RefHeading__745_1649283194"/>Diagramme général de cas d'utilisation<text:bookmark-end text:name="__RefHeading__745_1649283194"/></text:h>
      <text:h text:style-name="P30" text:outline-level="3"><text:bookmark-start text:name="__RefHeading__747_1649283194"/>Description des cas d'utilisations<text:bookmark-end text:name="__RefHeading__747_1649283194"/></text:h>
      <text:h text:style-name="P36" text:outline-level="2"><text:bookmark-start text:name="__RefHeading__749_1649283194"/>Besoins non-fonctionnels<text:bookmark-end text:name="__RefHeading__749_1649283194"/></text:h>
      <text:h text:style-name="P37" text:outline-level="2"><text:bookmark-start text:name="__RefHeading__786_1649283194"/>Conception<text:bookmark-end text:name="__RefHeading__786_1649283194"/></text:h>
      <text:h text:style-name="P31" text:outline-level="3"><text:bookmark-start text:name="__RefHeading__788_1649283194"/>Diagramme de classe<text:bookmark-end text:name="__RefHeading__788_1649283194"/></text:h>
      <text:h text:style-name="P31" text:outline-level="3"><text:bookmark-start text:name="__RefHeading__790_1649283194"/>Diagramme UWE<text:bookmark-end text:name="__RefHeading__790_1649283194"/></text:h>
      <text:h text:style-name="P26" text:outline-level="1"><text:bookmark-start text:name="__RefHeading__792_1649283194"/>Implémentation et réalisation<text:bookmark-end text:name="__RefHeading__792_1649283194"/></text:h>
      <text:h text:style-name="P38" text:outline-level="2"><text:bookmark-start text:name="__RefHeading__794_1649283194"/>Implémentation<text:bookmark-end text:name="__RefHeading__794_1649283194"/></text:h>
      <text:h text:style-name="P32" text:outline-level="3"><text:bookmark-start text:name="__RefHeading__796_1649283194"/><text:soft-page-break/>Java<text:bookmark-end text:name="__RefHeading__796_1649283194"/></text:h>
      <text:h text:style-name="P32" text:outline-level="3"><text:bookmark-start text:name="__RefHeading__798_1649283194"/>Framework Spring<text:bookmark-end text:name="__RefHeading__798_1649283194"/></text:h>
      <text:h text:style-name="P24" text:outline-level="4"><text:s/>Twitter bootstrap + JSP</text:h>
      <text:h text:style-name="P24" text:outline-level="4">Twitter bootstrap</text:h>
      <text:h text:style-name="P34" text:outline-level="3">Outil d'automatisation de la production : Maven 3</text:h>
      <text:h text:style-name="P32" text:outline-level="3"><text:bookmark-start text:name="__RefHeading__800_1649283194"/>Reverse proxy NGINX<text:bookmark-end text:name="__RefHeading__800_1649283194"/></text:h>
      <text:h text:style-name="P38" text:outline-level="2"><text:bookmark-start text:name="__RefHeading__802_1649283194"/>Réalisation<text:bookmark-end text:name="__RefHeading__802_1649283194"/></text:h>
      <text:h text:style-name="P33" text:outline-level="3"><text:bookmark-start text:name="__RefHeading__804_1649283194"/>Interface d'administration<text:bookmark-end text:name="__RefHeading__804_1649283194"/></text:h>
      <text:h text:style-name="P33" text:outline-level="3"><text:bookmark-start text:name="__RefHeading__806_1649283194"/>Interface utilisateur<text:bookmark-end text:name="__RefHeading__806_1649283194"/></text:h>
      <text:h text:style-name="P27" text:outline-level="1"><text:bookmark-start text:name="__RefHeading__808_1649283194"/>Conclusion<text:bookmark-end text:name="__RefHeading__808_1649283194"/></text:h>
      <text:p text:style-name="P13"/>
      <text:p text:style-name="P16"/>
      <text:p text:style-name="P16"/>
      <text:p text:style-name="P17">Notes :</text:p>
      <text:p text:style-name="P17"/>
      <text:p text:style-name="P17">Dans un bean, il est possible d'utiliser les expressions comme ROLE_USER, ou de les appeler.</text:p>
      <text:p text:style-name="P6"/>
      <text:p text:style-name="P21">Code:</text:p>
      <text:p text:style-name="P19">&lt;sec:http auto-config="true" session-fixation-protection="newSession" <text:span text:style-name="T11">use-expressions="true"</text:span> &gt; <text:s text:c="9"/></text:p>
      <text:p text:style-name="P20"><text:s text:c="16"/><text:span text:style-name="T12">&lt;sec:intercept-url pattern="/micro/accountSetting.som*" <text:s/></text:span><text:span text:style-name="T13">access="ROLE_USER"</text:span><text:span text:style-name="T12"> /&gt;</text:span></text:p>
      <text:p text:style-name="P20"><text:s text:c="16"/><text:span text:style-name="T12">&lt;sec:intercept-url pattern="/**" access="permitAll" /&gt; <text:s text:c="9"/></text:span></text:p>
      <text:p text:style-name="P19">.....</text:p>
      <text:p text:style-name="P19">....../</text:p>
      <text:p text:style-name="P19">&lt;/sec:http&gt;</text:p>
      <text:p text:style-name="P17">Pour les appeler :</text:p>
      <text:p text:style-name="P18">hasRole('ROLE_USER') is the SpEL version of that authorization ru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Verdana" svg:font-family="Verdana, Arial, Tahoma, Calibri, Geneva, sans-serif"/>
    <style:font-face style:name="monospace" svg:font-family="monospace"/>
    <style:font-face style:name="American Typewriter" svg:font-family="'American Typewriter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Trebuchet MS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style:register-true="true" style:page-number="auto" fo:background-color="#729fcf" style:shadow="none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cm" fo:margin-right="0cm" fo:margin-top="0.199cm" fo:margin-bottom="0.199cm" style:contextual-spacing="false" fo:line-height="0.801cm" fo:text-indent="0cm" style:auto-text-indent="false" style:page-number="auto" fo:background-color="transparent" text:number-lines="true" text:line-number="0">
        <style:tab-stops>
          <style:tab-stop style:position="16.501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1cm" fo:margin-right="0.199cm" fo:margin-top="0cm" fo:margin-bottom="0.199cm" style:contextual-spacing="false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2d54"/>
    </style:style>
    <style:style style:name="MP2" style:family="paragraph" style:parent-style-name="Header">
      <style:paragraph-properties fo:text-align="center" style:justify-single-word="false"/>
      <style:text-properties officeooo:rsid="001f2d54" officeooo:paragraph-rsid="001f2d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pport Mai 2012</text:p>
        <text:p text:style-name="MP2">CNAM – NFE114 Système d'information et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3:31:41</meta:creation-date>
    <dc:date>2013-06-14T19:36:21</dc:date>
    <meta:editing-duration>PT14H48M12S</meta:editing-duration>
    <meta:editing-cycles>23</meta:editing-cycles>
    <meta:generator>LibreOffice/4.0.3.3$MacOSX_x86 LibreOffice_project/0eaa50a932c8f2199a615e1eb30f7ac74279539</meta:generator>
    <meta:document-statistic meta:table-count="0" meta:image-count="0" meta:object-count="0" meta:page-count="5" meta:paragraph-count="83" meta:word-count="544" meta:character-count="3799" meta:non-whitespace-character-count="3224"/>
  </office:meta>
</office:document-meta>
</file>